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1A00000157150552B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1.691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atthew Duc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urne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</text:p>
              </text:list-item>
              <text:list-item>
                <text:p>MYSQL</text:p>
              </text:list-item>
              <text:list-item>
                <text:p>Maven</text:p>
              </text:list-item>
              <text:list-item>
                <text:p>Mocki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 branch</text:p>
              </text:list-item>
              <text:list-item>
                <text:p>Feature branches</text:p>
              </text:list-item>
              <text:list-item>
                <text:p>Comm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text:line-break/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912cm" svg:height="12.507cm" svg:x="2.088cm" svg:y="5.893cm">
          <draw:image xlink:href="Pictures/100000000000071A00000157150552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t Re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 Sprint</text:p>
              </text:list-item>
              <text:list-item>
                <text:p>Test Spr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Duck</meta:initial-creator>
    <meta:creation-date>2022-05-12T18:54:29.83</meta:creation-date>
    <meta:editing-duration>PT1H19M7S</meta:editing-duration>
    <meta:editing-cycles>6</meta:editing-cycles>
    <meta:generator>OpenOffice/4.1.6$Win32 OpenOffice.org_project/416m1$Build-9790</meta:generator>
    <dc:date>2022-05-13T10:17:55.74</dc:date>
    <dc:creator>Matthew Duck</dc:creator>
    <meta:document-statistic meta:object-count="46"/>
  </office:meta>
</office:document-meta>
</file>